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it" fo:country="IT" fo:font-weight="bold" officeooo:rsid="0006e28a" officeooo:paragraph-rsid="0006e28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it" fo:country="IT" officeooo:paragraph-rsid="0010dc9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6pt" fo:language="it" fo:country="IT" fo:font-weight="bold" officeooo:rsid="0006e28a" officeooo:paragraph-rsid="0006e28a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6e28a"/>
    </style:style>
    <style:style style:name="P5" style:family="paragraph" style:parent-style-name="Standard">
      <style:paragraph-properties fo:margin-top="0.0791in" fo:margin-bottom="0.0791in" loext:contextual-spacing="false"/>
      <style:text-properties fo:language="it" fo:country="IT" officeooo:rsid="0001563a" officeooo:paragraph-rsid="0001563a"/>
    </style:style>
    <style:style style:name="P6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06e28a"/>
    </style:style>
    <style:style style:name="P7" style:family="paragraph" style:parent-style-name="Standard">
      <style:paragraph-properties fo:margin-top="0.0791in" fo:margin-bottom="0.0791in" loext:contextual-spacing="false"/>
      <style:text-properties fo:language="it" fo:country="IT" officeooo:rsid="0002946e" officeooo:paragraph-rsid="001805b1"/>
    </style:style>
    <style:style style:name="P8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06e28a"/>
    </style:style>
    <style:style style:name="P9" style:family="paragraph" style:parent-style-name="Standard">
      <style:paragraph-properties fo:margin-top="0.0791in" fo:margin-bottom="0.0791in" loext:contextual-spacing="false"/>
      <style:text-properties fo:language="it" fo:country="IT" officeooo:rsid="0006e28a" officeooo:paragraph-rsid="002f9786"/>
    </style:style>
    <style:style style:name="P10" style:family="paragraph" style:parent-style-name="Standard" style:list-style-name="L1">
      <style:paragraph-properties fo:margin-top="0.0791in" fo:margin-bottom="0.0791in" loext:contextual-spacing="false"/>
      <style:text-properties fo:language="it" fo:country="IT" officeooo:rsid="000718a1" officeooo:paragraph-rsid="000718a1"/>
    </style:style>
    <style:style style:name="P11" style:family="paragraph" style:parent-style-name="Standard" style:list-style-name="L1">
      <style:paragraph-properties fo:margin-top="0.0791in" fo:margin-bottom="0.0791in" loext:contextual-spacing="false"/>
      <style:text-properties fo:language="it" fo:country="IT" officeooo:paragraph-rsid="000718a1"/>
    </style:style>
    <style:style style:name="P12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0ac6f2"/>
    </style:style>
    <style:style style:name="P13" style:family="paragraph" style:parent-style-name="Standard">
      <style:paragraph-properties fo:margin-top="0.0791in" fo:margin-bottom="0.0791in" loext:contextual-spacing="false"/>
      <style:text-properties fo:language="it" fo:country="IT" officeooo:rsid="000ac6f2" officeooo:paragraph-rsid="003cc386"/>
    </style:style>
    <style:style style:name="P14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0bf117"/>
    </style:style>
    <style:style style:name="P15" style:family="paragraph" style:parent-style-name="Standard">
      <style:paragraph-properties fo:margin-top="0.0791in" fo:margin-bottom="0.0791in" loext:contextual-spacing="false"/>
      <style:text-properties fo:language="it" fo:country="IT" officeooo:rsid="000bf117" officeooo:paragraph-rsid="0035b655"/>
    </style:style>
    <style:style style:name="P16" style:family="paragraph" style:parent-style-name="Standard">
      <style:paragraph-properties fo:margin-top="0.0791in" fo:margin-bottom="0.0791in" loext:contextual-spacing="false"/>
      <style:text-properties fo:language="it" fo:country="IT" officeooo:rsid="000d74fc" officeooo:paragraph-rsid="000d74fc"/>
    </style:style>
    <style:style style:name="T1" style:family="text">
      <style:text-properties officeooo:rsid="0002946e"/>
    </style:style>
    <style:style style:name="T2" style:family="text">
      <style:text-properties officeooo:rsid="0006e28a"/>
    </style:style>
    <style:style style:name="T3" style:family="text">
      <style:text-properties officeooo:rsid="000718a1"/>
    </style:style>
    <style:style style:name="T4" style:family="text">
      <style:text-properties officeooo:rsid="00079974"/>
    </style:style>
    <style:style style:name="T5" style:family="text">
      <style:text-properties officeooo:rsid="00093196"/>
    </style:style>
    <style:style style:name="T6" style:family="text">
      <style:text-properties fo:font-style="italic" fo:font-weight="normal" officeooo:rsid="0010dc94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officeooo:rsid="0010dc94" style:font-style-asian="normal" style:font-weight-asian="normal" style:font-style-complex="normal" style:font-weight-complex="normal"/>
    </style:style>
    <style:style style:name="T8" style:family="text">
      <style:text-properties style:font-name="Liberation Serif" fo:font-style="normal" fo:font-weight="normal" officeooo:rsid="0010dc94" style:font-style-asian="normal" style:font-weight-asian="normal" style:font-style-complex="normal" style:font-weight-complex="normal"/>
    </style:style>
    <style:style style:name="T9" style:family="text">
      <style:text-properties style:font-name="Liberation Serif" fo:font-style="normal" fo:font-weight="normal" officeooo:rsid="00124946" style:font-style-asian="normal" style:font-weight-asian="normal" style:font-style-complex="normal" style:font-weight-complex="normal"/>
    </style:style>
    <style:style style:name="T10" style:family="text">
      <style:text-properties style:font-name="Liberation Serif" fo:font-style="normal" fo:font-weight="normal" officeooo:rsid="00139aed" style:font-style-asian="normal" style:font-weight-asian="normal" style:font-style-complex="normal" style:font-weight-complex="normal"/>
    </style:style>
    <style:style style:name="T11" style:family="text">
      <style:text-properties style:font-name="Liberation Serif" fo:font-style="normal" fo:font-weight="normal" officeooo:rsid="0013cf17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tyle="normal" fo:font-weight="normal" officeooo:rsid="0014f04d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fo:font-weight="normal" officeooo:rsid="0010dc94" style:font-style-asian="normal" style:font-weight-asian="normal" style:font-style-complex="normal"/>
    </style:style>
    <style:style style:name="T14" style:family="text">
      <style:text-properties style:font-name="Liberation Serif" fo:font-style="italic" fo:font-weight="normal" officeooo:rsid="0010dc94" style:font-style-asian="italic" style:font-weight-asian="normal" style:font-style-complex="italic" style:font-weight-complex="normal"/>
    </style:style>
    <style:style style:name="T1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Liberation Serif" fo:font-style="italic" fo:font-weight="bold" officeooo:rsid="0010dc94" style:font-style-asian="italic" style:font-weight-asian="bold" style:font-style-complex="italic" style:font-weight-complex="bold"/>
    </style:style>
    <style:style style:name="T17" style:family="text">
      <style:text-properties style:font-name="Liberation Serif" fo:font-style="italic" fo:font-weight="bold" officeooo:rsid="0013cf17" style:font-style-asian="italic" style:font-weight-asian="bold" style:font-style-complex="italic" style:font-weight-complex="bold"/>
    </style:style>
    <style:style style:name="T18" style:family="text">
      <style:text-properties fo:font-weight="normal" officeooo:rsid="0010dc94" style:font-weight-asian="normal" style:font-weight-complex="normal"/>
    </style:style>
    <style:style style:name="T19" style:family="text">
      <style:text-properties officeooo:rsid="001fe01c"/>
    </style:style>
    <style:style style:name="T20" style:family="text">
      <style:text-properties officeooo:rsid="002f9786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mantica operazionale</text:p>
      <text:p text:style-name="P2"><text:span text:style-name="T18">Siano </text:span><text:span text:style-name="T7">env</text:span><text:span text:style-name="T6"> </text:span><text:span text:style-name="T7">un ambiente di tipo evT e sia</text:span><text:span text:style-name="T8"> </text:span><text:span text:style-name="T14"><text:s/></text:span><text:span text:style-name="T16">env </text:span><text:span text:style-name="T15">▹ </text:span><text:span text:style-name="T16">exp</text:span><text:span text:style-name="T13"> la notazione per indicare che l’espressione exp viene valutata rispetto ad </text:span><text:span text:style-name="T8">env</text:span><text:span text:style-name="T14">.</text:span><text:span text:style-name="T8"> Detta </text:span><text:span text:style-name="T9">inoltre</text:span><text:span text:style-name="T8"> </text:span><text:span text:style-name="T16">exp ⇒ evT</text:span><text:span text:style-name="T8"> l’operazione di valutazione dell’espressione </text:span><text:span text:style-name="T9">ad un denotabile </text:span><text:span text:style-name="T11">e </text:span><text:span text:style-name="T17">:type</text:span><text:span text:style-name="T11"> l’annotazione di tipo associata ad un </text:span><text:span text:style-name="T12">denotabile o </text:span><text:span text:style-name="T11">insieme</text:span><text:span text:style-name="T9">, al fine di </text:span><text:span text:style-name="T10">estendere il linguaggio con</text:span><text:span text:style-name="T9"> insiemi definisco la seguente serie di regole <text:s/>ed assiomi della semantica operazionale.</text:span></text:p>
      <text:p text:style-name="P2"><text:span text:style-name="T9"/></text:p>
      <text:p text:style-name="P1">Assiomi</text:p>
      <text:p text:style-name="P4"><text:span text:style-name="T2">Set vuoto</text:span><draw:frame draw:style-name="fr2" draw:name="Object1" text:anchor-type="as-char" svg:y="-0.152in" svg:width="2.2283in" svg:height="0.2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>Regole di inferenza</text:p>
      <text:p text:style-name="P4"><text:span text:style-name="T2">Singleton</text:span><draw:frame draw:style-name="fr2" draw:name="Object2" text:anchor-type="as-char" svg:y="-0.2437in" svg:width="2.4945in" svg:height="0.4083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5"><text:span text:style-name="T2">Set</text:span><draw:frame draw:style-name="fr2" draw:name="Object3" text:anchor-type="as-char" svg:y="-0.2728in" svg:width="2.6909in" svg:height="0.4508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8">IsEmpty, divisa tra valutazione true e false</text:p>
      <text:p text:style-name="P6"><draw:frame draw:style-name="fr2" draw:name="Object6" text:anchor-type="as-char" svg:y="-0.2598in" svg:width="3.0035in" svg:height="0.4244in" draw:z-index="4"><draw:object xlink:href="./Object 6" xlink:type="simple" xlink:show="embed" xlink:actuate="onLoad"/><draw:image xlink:href="./ObjectReplacements/Object 6" xlink:type="simple" xlink:show="embed" xlink:actuate="onLoad"/></draw:frame>, <draw:frame draw:style-name="fr2" draw:name="Object7" text:anchor-type="as-char" svg:y="-0.2728in" svg:width="3.0547in" svg:height="0.4374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8">Contains, divisa tra valutazione true e false</text:p>
      <text:p text:style-name="P6"><draw:frame draw:style-name="fr2" draw:name="Object8" text:anchor-type="as-char" svg:y="-0.4465in" svg:width="3.4575in" svg:height="0.8465in" draw:z-index="6"><draw:object xlink:href="./Object 8" xlink:type="simple" xlink:show="embed" xlink:actuate="onLoad"/><draw:image xlink:href="./ObjectReplacements/Object 8" xlink:type="simple" xlink:show="embed" xlink:actuate="onLoad"/></draw:frame>,</text:p>
      <text:p text:style-name="P6"><draw:frame draw:style-name="fr2" draw:name="Object9" text:anchor-type="as-char" svg:y="-0.4465in" svg:width="3.5098in" svg:height="0.8465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7"><text:span text:style-name="T2">Insert</text:span><draw:frame draw:style-name="fr2" draw:name="Object4" text:anchor-type="as-char" svg:y="-0.339in" svg:width="4.0638in" svg:height="0.6425in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7"><text:span text:style-name="T2">Remove</text:span><draw:frame draw:style-name="fr2" draw:name="Object5" text:anchor-type="as-char" svg:y="-0.339in" svg:width="3.9252in" svg:height="0.6425in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>Subset, <text:span text:style-name="T3">divisa nei tre casi:</text:span></text:p>
      <text:list xml:id="list4102319452" text:style-name="L1">
        <text:list-item>
          <text:p text:style-name="P10">se a è un sottoinsieme di b</text:p>
        </text:list-item>
        <text:list-item>
          <text:p text:style-name="P10">se a non è un sottoinsieme di b</text:p>
        </text:list-item>
        <text:list-item>
          <text:p text:style-name="P11"><text:span text:style-name="T3">se I tipi sono diversi, </text:span><text:span text:style-name="T4">qu</text:span><text:span text:style-name="T5">i</text:span><text:span text:style-name="T4">ndi</text:span><text:span text:style-name="T3"> la valutazione è </text:span><text:span text:style-name="T19">Bool(</text:span><text:span text:style-name="T3">false</text:span><text:span text:style-name="T19">)</text:span></text:p>
        </text:list-item>
      </text:list>
      <text:p text:style-name="P6"><text:soft-page-break/><draw:frame draw:style-name="fr2" draw:name="Object10" text:anchor-type="as-char" svg:y="-0.5575in" svg:width="4.1646in" svg:height="1.0673in" draw:z-index="8"><draw:object xlink:href="./Object 10" xlink:type="simple" xlink:show="embed" xlink:actuate="onLoad"/><draw:image xlink:href="./ObjectReplacements/Object 10" xlink:type="simple" xlink:show="embed" xlink:actuate="onLoad"/></draw:frame>,</text:p>
      <text:p text:style-name="P6"><text:s/><draw:frame draw:style-name="fr2" draw:name="Object11" text:anchor-type="as-char" svg:y="-0.5575in" svg:width="4.2165in" svg:height="1.0673in" draw:z-index="9"><draw:object xlink:href="./Object 11" xlink:type="simple" xlink:show="embed" xlink:actuate="onLoad"/><draw:image xlink:href="./ObjectReplacements/Object 11" xlink:type="simple" xlink:show="embed" xlink:actuate="onLoad"/></draw:frame>,</text:p>
      <text:p text:style-name="P6"><text:s text:c="2"/><draw:frame draw:style-name="fr2" draw:name="Object12" text:anchor-type="as-char" svg:y="-0.2437in" svg:width="4.1992in" svg:height="0.4083in" draw:z-index="1"><draw:object xlink:href="./Object 12" xlink:type="simple" xlink:show="embed" xlink:actuate="onLoad"/><draw:image xlink:href="./ObjectReplacements/Object 12" xlink:type="simple" xlink:show="embed" xlink:actuate="onLoad"/></draw:frame></text:p>
      <text:p text:style-name="P9">SetMin: <text:span text:style-name="T20">se il Set è vuoto allora ritorna Unbound, specializzato per il tipo del set considerato</text:span></text:p>
      <text:p text:style-name="P9"><text:span text:style-name="T1"><draw:frame draw:style-name="fr2" draw:name="Object13" text:anchor-type="as-char" svg:y="-0.4598in" svg:width="2.6693in" svg:height="0.8717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">, </text:span><text:span text:style-name="T1"><draw:frame draw:style-name="fr1" draw:name="Object21" text:anchor-type="as-char" svg:y="-0.4465in" svg:width="3.1673in" svg:height="0.8465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9">SetM<text:span text:style-name="T20">ax</text:span>: <text:span text:style-name="T20">se il Set è vuoto allora ritorna Unbound, specializzato per il tipo del set considerato</text:span></text:p>
      <text:p text:style-name="P9"><text:span text:style-name="T1"><draw:frame draw:style-name="fr2" draw:name="Object14" text:anchor-type="as-char" svg:y="-0.4598in" svg:width="2.6693in" svg:height="0.8717in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1">, </text:span><text:span text:style-name="T1"><draw:frame draw:style-name="fr1" draw:name="Object22" text:anchor-type="as-char" svg:y="-0.4465in" svg:width="3.2008in" svg:height="0.8465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3">Forall</text:p>
      <text:p text:style-name="P13"><text:s/><draw:frame draw:style-name="fr2" draw:name="Object15" text:anchor-type="as-char" svg:y="-0.4571in" svg:width="4.6102in" svg:height="0.8661in" draw:z-index="14"><draw:object xlink:href="./Object 15" xlink:type="simple" xlink:show="embed" xlink:actuate="onLoad"/><draw:image xlink:href="./ObjectReplacements/Object 15" xlink:type="simple" xlink:show="embed" xlink:actuate="onLoad"/></draw:frame>, </text:p>
      <text:p text:style-name="P12"><draw:frame draw:style-name="fr2" draw:name="Object16" text:anchor-type="as-char" svg:y="-0.4571in" svg:width="4.6102in" svg:height="0.8661in" draw:z-index="10"><draw:object xlink:href="./Object 16" xlink:type="simple" xlink:show="embed" xlink:actuate="onLoad"/><draw:image xlink:href="./ObjectReplacements/Object 16" xlink:type="simple" xlink:show="embed" xlink:actuate="onLoad"/></draw:frame></text:p>
      <text:p text:style-name="P15">Exists </text:p>
      <text:p text:style-name="P15"><draw:frame draw:style-name="fr2" draw:name="Object17" text:anchor-type="as-char" svg:y="-0.4571in" svg:width="4.6102in" svg:height="0.8661in" draw:z-index="16"><draw:object xlink:href="./Object 17" xlink:type="simple" xlink:show="embed" xlink:actuate="onLoad"/><draw:image xlink:href="./ObjectReplacements/Object 17" xlink:type="simple" xlink:show="embed" xlink:actuate="onLoad"/></draw:frame>,</text:p>
      <text:p text:style-name="P14"><text:soft-page-break/><draw:frame draw:style-name="fr2" draw:name="Object18" text:anchor-type="as-char" svg:y="-0.4571in" svg:width="4.7457in" svg:height="0.8661in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16">Filter <draw:frame draw:style-name="fr2" draw:name="Object19" text:anchor-type="as-char" svg:y="-0.4571in" svg:width="4.7457in" svg:height="0.8661in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16">Map <draw:frame draw:style-name="fr2" draw:name="Object20" text:anchor-type="as-char" svg:y="-0.5654in" svg:width="4.7457in" svg:height="1.0835in" draw:z-index="17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5:48:23.215148585</meta:creation-date>
    <dc:date>2020-12-20T22:55:53.604446671</dc:date>
    <meta:editing-duration>PT6H50M14S</meta:editing-duration>
    <meta:editing-cycles>52</meta:editing-cycles>
    <meta:generator>LibreOffice/6.4.6.2$Linux_X86_64 LibreOffice_project/40$Build-2</meta:generator>
    <meta:document-statistic meta:table-count="0" meta:image-count="0" meta:object-count="22" meta:page-count="3" meta:paragraph-count="33" meta:word-count="169" meta:character-count="959" meta:non-whitespace-character-count="809"/>
  </office:meta>
</office:document-meta>
</file>

<file path=Object 1/content.xml><?xml version="1.0" encoding="utf-8"?>
<math xmlns="http://www.w3.org/1998/Math/MathML" display="block">
  <semantics>
    <mrow>
      <mi mathvariant="italic">env</mi>
      <mi>▹</mi>
      <mtext>EmptySet</mtext>
      <mrow>
        <mo fence="true" stretchy="false">(</mo>
        <mrow>
          <mi mathvariant="italic">type</mi>
        </mrow>
        <mo fence="true" stretchy="false">)</mo>
      </mrow>
      <mo stretchy="false">⇒</mo>
      <mi mathvariant="normal">∅</mi>
      <mi mathvariant="normal">:</mi>
      <mi mathvariant="italic">type</mi>
    </mrow>
    <annotation encoding="StarMath 5.0">env ▹ "EmptySet"( type) drarrow emptyset:type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⊆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,
	{}newline{}
	{lbrace v_i : i in el1 rbrace subseteq lbrace w_j : j in el2 rbrace}
over 
{env ▹ "Subset"(Set(el1, type1), Set(el2, type2)) drarrow Bool(true)}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1</mn>
                  <mi>,</mi>
                  <mi mathvariant="italic">type</mi>
                  <mn>1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</mi>
                  </mrow>
                  <mn>1</mn>
                </mrow>
              </mrow>
              <mo fence="true" stretchy="false">}</mo>
            </mrow>
            <mi mathvariant="normal">:</mi>
            <mi mathvariant="italic">type</mi>
            <mn>1</mn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</mi>
                  <mn>2</mn>
                  <mi>,</mi>
                  <mi mathvariant="italic">type</mi>
                  <mn>2</mn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w</mi>
                    <mi>j</mi>
                  </msub>
                  <mi mathvariant="normal">:</mi>
                  <mrow>
                    <mi>j</mi>
                    <mo stretchy="false">∈</mo>
                    <mi mathvariant="italic">el</mi>
                  </mrow>
                  <mn>2</mn>
                </mrow>
              </mrow>
              <mo fence="true" stretchy="false">}</mo>
            </mrow>
            <mi mathvariant="normal">:</mi>
            <mi mathvariant="italic">type</mi>
            <mn>2</mn>
            <mi>,</mi>
            <mrow/>
          </mrow>
        </mtd>
      </mtr>
      <mtr>
        <mtd>
          <mrow>
            <mrow/>
            <mi mathvariant="italic">type</mi>
            <mrow>
              <mn>1</mn>
              <mo stretchy="false">=</mo>
              <mi mathvariant="italic">type</mi>
            </mrow>
            <mn>2</mn>
            <mi>,</mi>
            <mrow/>
          </mrow>
        </mtd>
      </mtr>
      <mtr>
        <mtd>
          <mrow>
            <mrow/>
            <mfrac>
              <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</mi>
                      </mrow>
                      <mn>1</mn>
                    </mrow>
                  </mrow>
                  <mo fence="true" stretchy="false">}</mo>
                </mrow>
                <mo stretchy="false">⊈</mo>
                <mrow>
                  <mo fence="true" stretchy="false">{</mo>
                  <mrow>
                    <mrow>
                      <msub>
                        <mi>w</mi>
                        <mi>j</mi>
                      </msub>
                      <mi mathvariant="normal">:</mi>
                      <mrow>
                        <mi>j</mi>
                        <mo stretchy="false">∈</mo>
                        <mi mathvariant="italic">el</mi>
                      </mrow>
                      <mn>2</mn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Subset</mtext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1</mn>
                            <mi>,</mi>
                            <mi mathvariant="italic">type</mi>
                            <mn>1</mn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</mi>
                            <mn>2</mn>
                            <mi>,</mi>
                            <mi mathvariant="italic">type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	env ▹ Set(el1, type1) drarrow lbrace v_i : i in el1 rbrace:type1,
	{}newline{}
	env ▹ Set(el2, type2) drarrow lbrace w_j : j in el2 rbrace:type2,
	{}newline{}
	type1 = type2,
	{}newline{}
	{lbrace v_i : i in el1 rbrace nsubseteq lbrace w_j : j in el2 rbrace}
over 
{env ▹ "Subset"(Set(el1, type1), Set(el2, type2)) drarrow Bool(false)}</annotation>
  </semantics>
</math>
</file>

<file path=Object 12/content.xml><?xml version="1.0" encoding="utf-8"?>
<math xmlns="http://www.w3.org/1998/Math/MathML" display="block">
  <semantics>
    <mfrac>
      <mrow>
        <mi mathvariant="italic">type</mi>
        <mrow>
          <mn>1</mn>
          <mo stretchy="false">≠</mo>
          <mi mathvariant="italic">type</mi>
        </mrow>
        <mn>2</mn>
      </mrow>
      <mrow>
        <mi mathvariant="italic">env</mi>
        <mi>▹</mi>
        <mtext>Subset</mtext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</mi>
                    <mn>1</mn>
                    <mi>,</mi>
                    <mi mathvariant="italic">type</mi>
                    <mn>1</mn>
                  </mrow>
                </mrow>
                <mo fence="true" stretchy="false">)</mo>
              </mrow>
              <mi>,</mi>
              <mi mathvariant="italic">Set</mi>
              <mrow>
                <mo fence="true" stretchy="false">(</mo>
                <mrow>
                  <mrow>
                    <mi mathvariant="italic">el</mi>
                    <mn>2</mn>
                    <mi>,</mi>
                    <mi mathvariant="italic">type</mi>
                    <mn>2</mn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Bool</mi>
        <mrow>
          <mo fence="true" stretchy="false">(</mo>
          <mrow>
            <mi mathvariant="italic">false</mi>
          </mrow>
          <mo fence="true" stretchy="false">)</mo>
        </mrow>
      </mrow>
    </mfrac>
    <annotation encoding="StarMath 5.0">
{type1 &lt;&gt; type2}
over 
{env ▹ "Subset"(Set(el1, type1), Set(el2, type2)) drarrow Bool(false)}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w</mi>
                  <mo stretchy="false">=</mo>
                  <mi mathvariant="italic">min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w</mi>
              </mrow>
            </mfrac>
          </mrow>
        </mtd>
      </mtr>
    </mtable>
    <annotation encoding="StarMath 5.0">env ▹ Set(els, type) drarrow lbrace v_i : i in els rbrace:type,
{}newline{}
lbrace v_i : i in els rbrace &lt;&gt; emptyset,
{}newline{}
{w = min lbrace v_i : i in els rbrace}
over 
{env ▹ SetMin(Set(els, type)) drarrow w}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≠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row>
                  <mi>v</mi>
                  <mo stretchy="false">=</mo>
                  <mi mathvariant="italic">max</mi>
                </mrow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v</mi>
              </mrow>
            </mfrac>
          </mrow>
        </mtd>
      </mtr>
    </mtable>
    <annotation encoding="StarMath 5.0">env ▹ Set(els, type) drarrow lbrace v_i : i in els rbrace:type,
{}newline{}
lbrace v_i : i in els rbrace &lt;&gt; emptyset,
{}newline{}
{v = max lbrace v_i : i in els rbrace}
over 
{env ▹ SetMax(Set(els, type)) drarrow v}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arg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arg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arg, body) drarrow FunVal(arg, body, decEnv):Bool("_") `as` f,
{  }newline{  }
{(forall j. j in lbrace v_i : i in els rbrace and  decEnv ▹ FunCall(f, j) drarrow Bool(true))}
over
{ env ▹ "Forall"(Fun(arg, body), Set(els, type)) drarrow Bool(true)}</annotation>
  </semantics>
</math>
</file>

<file path=Object 16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arg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Forall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arg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arg, body) drarrow FunVal(arg, body, decEnv):Bool("_") `as` f,
{  }newline{  }
{(exists j. j in lbrace v_i : i in els rbrace and  decEnv ▹ FunCall(f, j) drarrow Bool(false))}
over
{ env ▹ "Forall"(Fun(arg, body), Set(els, type)) drarrow Bool(false)}</annotation>
  </semantics>
</math>
</file>

<file path=Object 17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arg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∃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tru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arg, body) drarrow FunVal(arg, body, decEnv):Bool("_") `as` f,
{  }newline{  }
{(exists j. j in lbrace v_i : i in els rbrace and  decEnv ▹ FunCall(f, j) drarrow Bool(true))}
over
{ env ▹ "Exists"(Fun(name, body), Set(els, type)) drarrow Bool(true)}</annotation>
  </semantics>
</math>
</file>

<file path=Object 1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o fence="true" stretchy="false">(</mo>
                <mrow>
                  <mrow>
                    <mo stretchy="false">∀</mo>
                    <mi>j</mi>
                    <mi>.</mi>
                    <mrow>
                      <mi>j</mi>
                      <mo stretchy="false">∈</mo>
                      <mrow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  <mo stretchy="false">∧</mo>
                        <mi mathvariant="italic">decEnv</mi>
                      </mrow>
                    </mrow>
                    <mi>▹</mi>
                    <mi mathvariant="italic">FunCall</mi>
                    <mrow>
                      <mo fence="true" stretchy="false">(</mo>
                      <mrow>
                        <mrow>
                          <mi>f</mi>
                          <mi>,</mi>
                          <mi>j</mi>
                        </mrow>
                      </mrow>
                      <mo fence="true" stretchy="false">)</mo>
                    </mrow>
                    <mo stretchy="false">⇒</mo>
                    <mi mathvariant="italic">Bool</mi>
                    <mrow>
                      <mo fence="true" stretchy="false">(</mo>
                      <mrow>
                        <mi mathvariant="italic">false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 mathvariant="italic">env</mi>
                <mi>▹</mi>
                <mtext>Exists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Set(els, type) drarrow lbrace v_i : i in els rbrace :type,
{  }newline{  }
env ▹ Fun(name, body) drarrow FunVal(arg, body, decEnv):Bool("_") `as` f,
{  }newline{  }
{(forall j. j in lbrace v_i : i in els rbrace and  decEnv ▹ FunCall(f, j) drarrow Bool(false))}
over
{ env ▹ "Exists"(Fun(name, body), Set(els, type)) drarrow Bool(false)}</annotation>
  </semantics>
</math>
</file>

<file path=Object 1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i>j</mi>
                      <mi mathvariant="normal">:</mi>
                      <mrow>
                        <mi>j</mi>
                        <mo stretchy="false">∈</mo>
                        <mrow>
                          <mrow>
                            <mo fence="true" stretchy="false">{</mo>
                            <mrow>
                              <mrow>
                                <msub>
                                  <mi>v</mi>
                                  <mi>i</mi>
                                </msub>
                                <mi mathvariant="normal">:</mi>
                                <mrow>
                                  <mi>i</mi>
                                  <mo stretchy="false">∈</mo>
                                  <mi mathvariant="italic">els</mi>
                                </mrow>
                              </mrow>
                            </mrow>
                            <mo fence="true" stretchy="false">}</mo>
                          </mrow>
                          <mo stretchy="false">∧</mo>
                          <mi mathvariant="italic">decEnv</mi>
                        </mrow>
                      </mrow>
                      <mi>▹</mi>
                      <mi mathvariant="italic">FunCall</mi>
                      <mrow>
                        <mo fence="true" stretchy="false">(</mo>
                        <mrow>
                          <mrow>
                            <mi>f</mi>
                            <mi>,</mi>
                            <mi>j</mi>
                          </mrow>
                        </mrow>
                        <mo fence="true" stretchy="false">)</mo>
                      </mrow>
                      <mo stretchy="false">⇒</mo>
                      <mi mathvariant="italic">Bool</mi>
                      <mrow>
                        <mo fence="true" stretchy="false">(</mo>
                        <mrow>
                          <mi mathvariant="italic">true</mi>
                        </mrow>
                        <mo fence="true" stretchy="false">)</mo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Filter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) drarrow FunVal(arg, body, decEnv):Bool("_") `as` f,
{  }newline{  }
{x = lbrace j : 
	j in lbrace v_i : i in els rbrace and 
	decEnv ▹ FunCall(f, j) drarrow Bool(true)
rbrace}
over
{ env ▹ "Filter"(Fun(name, body), Set(els, type)) drarrow 
x:type}</annotation>
  </semantics>
</math>
</file>

<file path=Object 2/content.xml><?xml version="1.0" encoding="utf-8"?>
<math xmlns="http://www.w3.org/1998/Math/MathML" display="block">
  <semantics>
    <mfrac>
      <mrow>
        <mi mathvariant="italic">env</mi>
        <mi>▹</mi>
        <mi mathvariant="italic">el</mi>
        <mo stretchy="false">⇒</mo>
        <mi>v</mi>
        <mi mathvariant="normal">:</mi>
        <mi mathvariant="italic">type</mi>
      </mrow>
      <mrow>
        <mi mathvariant="italic">env</mi>
        <mi>▹</mi>
        <mi mathvariant="italic">Singleton</mi>
        <mrow>
          <mo fence="true" stretchy="false">(</mo>
          <mrow>
            <mrow>
              <mi mathvariant="italic">el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i>v</mi>
          </mrow>
          <mo fence="true" stretchy="false">}</mo>
        </mrow>
        <mi mathvariant="normal">:</mi>
        <mi mathvariant="italic">type</mi>
      </mrow>
    </mfrac>
    <annotation encoding="StarMath 5.0">{
env ▹ el drarrow v:type
} 
over 
{env ▹ Singleton( el, type ) drarrow 
	lbrace v rbrace:type
}</annotation>
  </semantics>
</math>
</file>

<file path=Object 20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Fun</mi>
            <mrow>
              <mo fence="true" stretchy="false">(</mo>
              <mrow>
                <mrow>
                  <mi mathvariant="italic">name</mi>
                  <mi>,</mi>
                  <mi mathvariant="italic">body</mi>
                </mrow>
              </mrow>
              <mo fence="true" stretchy="false">)</mo>
            </mrow>
            <mo stretchy="false">⇒</mo>
            <mi mathvariant="italic">FunVal</mi>
            <mrow>
              <mo fence="true" stretchy="false">(</mo>
              <mrow>
                <mrow>
                  <mi mathvariant="italic">arg</mi>
                  <mi>,</mi>
                  <mi mathvariant="italic">body</mi>
                  <mi>,</mi>
                  <mi mathvariant="italic">decEnv</mi>
                </mrow>
              </mrow>
              <mo fence="true" stretchy="false">)</mo>
            </mrow>
            <mi mathvariant="normal">:</mi>
            <mi mathvariant="italic">Bool</mi>
            <mrow>
              <mo fence="true" stretchy="false">(</mo>
              <mrow>
                <mtext>_</mtext>
              </mrow>
              <mo fence="true" stretchy="false">)</mo>
            </mrow>
            <mspace width="0.5em"/>
            <mi mathvariant="italic">as</mi>
            <mspace width="0.5em"/>
            <mi>f</mi>
            <mi>,</mi>
            <mrow/>
          </mrow>
        </mtd>
      </mtr>
      <mtr>
        <mtd>
          <mrow>
            <mrow/>
            <mrow>
              <mo fence="true" stretchy="false">(</mo>
              <mrow>
                <mrow>
                  <mo stretchy="false">∀</mo>
                  <mi>j</mi>
                  <mi>.</mi>
                  <mrow>
                    <mi>j</mi>
                    <mo stretchy="false">∈</mo>
                    <mrow>
                      <mrow>
                        <mo fence="true" stretchy="false">{</mo>
                        <mrow>
                          <mrow>
                            <msub>
                              <mi>v</mi>
                              <mi>i</mi>
                            </msub>
                            <mi mathvariant="normal">:</mi>
                            <mrow>
                              <mi>i</mi>
                              <mo stretchy="false">∈</mo>
                              <mi mathvariant="italic">els</mi>
                            </mrow>
                          </mrow>
                        </mrow>
                        <mo fence="true" stretchy="false">}</mo>
                      </mrow>
                      <mo stretchy="false">∧</mo>
                      <mi mathvariant="italic">decEnv</mi>
                    </mrow>
                  </mrow>
                  <mi>▹</mi>
                  <mi mathvariant="italic">FunCall</mi>
                  <mrow>
                    <mo fence="true" stretchy="false">(</mo>
                    <mrow>
                      <mrow>
                        <mi>f</mi>
                        <mi>,</mi>
                        <mi>j</mi>
                      </mrow>
                    </mrow>
                    <mo fence="true" stretchy="false">)</mo>
                  </mrow>
                  <mo stretchy="false">⇒</mo>
                  <msub>
                    <mi>x</mi>
                    <mi>j</mi>
                  </msub>
                </mrow>
              </mrow>
              <mo fence="true" stretchy="false">)</mo>
            </mrow>
            <mi>,</mi>
            <mrow/>
          </mrow>
        </mtd>
      </mtr>
      <mtr>
        <mtd>
          <mrow>
            <mrow/>
            <mfrac>
              <mrow>
                <mi>x</mi>
                <mo stretchy="false">=</mo>
                <mrow>
                  <mo fence="true" stretchy="false">{</mo>
                  <mrow>
                    <mrow>
                      <msub>
                        <mi>x</mi>
                        <mi>j</mi>
                      </msub>
                      <mi mathvariant="normal">:</mi>
                      <mrow>
                        <mi>j</mi>
                        <mo stretchy="false">∈</mo>
                        <mrow>
                          <mo fence="true" stretchy="false">{</mo>
                          <mrow>
                            <mrow>
                              <msub>
                                <mi>v</mi>
                                <mi>i</mi>
                              </msub>
                              <mi mathvariant="normal">:</mi>
                              <mrow>
                                <mi>i</mi>
                                <mo stretchy="false">∈</mo>
                                <mi mathvariant="italic">els</mi>
                              </mrow>
                            </mrow>
                          </mrow>
                          <mo fence="true" stretchy="false">}</mo>
                        </mrow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text>Map</mtext>
                <mrow>
                  <mo fence="true" stretchy="false">(</mo>
                  <mrow>
                    <mrow>
                      <mi mathvariant="italic">Fun</mi>
                      <mrow>
                        <mo fence="true" stretchy="false">(</mo>
                        <mrow>
                          <mrow>
                            <mi mathvariant="italic">name</mi>
                            <mi>,</mi>
                            <mi mathvariant="italic">body</mi>
                          </mrow>
                        </mrow>
                        <mo fence="true" stretchy="false">)</mo>
                      </mrow>
                      <mi>,</mi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>x</mi>
                <mi mathvariant="normal">:</mi>
                <mi mathvariant="italic">type</mi>
              </mrow>
            </mfrac>
          </mrow>
        </mtd>
      </mtr>
    </mtable>
    <annotation encoding="StarMath 5.0">env ▹ Set(els, type) drarrow lbrace v_i : i in els rbrace :type,
{  }newline{  }
env ▹ Fun(name, body) drarrow FunVal(arg, body, decEnv):Bool("_") `as` f,
{  }newline{  }
(forall j. 
	j in lbrace v_i : i in els rbrace and 
	decEnv ▹ FunCall(f, j) drarrow x_j
),
{  }newline{  }
{x = lbrace x_j : j in lbrace v_i : i in els rbrace rbrace}
over
{ env ▹ "Map"(Fun(name, body), Set(els, type)) drarrow 
x:type}</annotation>
  </semantics>
</math>
</file>

<file path=Object 21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=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type</mi>
                <mo stretchy="false">⇒</mo>
                <mi mathvariant="italic">tval</mi>
              </mrow>
              <mrow>
                <mi mathvariant="italic">env</mi>
                <mi>▹</mi>
                <mi mathvariant="italic">SetMin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Unbound</mi>
                <mi mathvariant="normal">:</mi>
                <mi mathvariant="italic">tval</mi>
              </mrow>
            </mfrac>
          </mrow>
        </mtd>
      </mtr>
    </mtable>
    <annotation encoding="StarMath 5.0">env ▹ Set(els, type) drarrow lbrace v_i : i in els rbrace:type,
{}newline{}
lbrace v_i : i in els rbrace =  emptyset,
{}newline{}
{env ▹ type drarrow tval}
over 
{env ▹ SetMin(Set(els, type)) drarrow Unbound:tval}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row>
              <mrow>
                <mo fence="true" stretchy="false">{</mo>
                <mrow>
                  <mrow>
                    <msub>
                      <mi>v</mi>
                      <mi>i</mi>
                    </msub>
                    <mi mathvariant="normal">:</mi>
                    <mrow>
                      <mi>i</mi>
                      <mo stretchy="false">∈</mo>
                      <mi mathvariant="italic">els</mi>
                    </mrow>
                  </mrow>
                </mrow>
                <mo fence="true" stretchy="false">}</mo>
              </mrow>
              <mo stretchy="false">=</mo>
              <mi mathvariant="normal">∅</mi>
            </mrow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type</mi>
                <mo stretchy="false">⇒</mo>
                <mi mathvariant="italic">tval</mi>
              </mrow>
              <mrow>
                <mi mathvariant="italic">env</mi>
                <mi>▹</mi>
                <mi mathvariant="italic">SetMax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⇒</mo>
                <mi mathvariant="italic">Unbound</mi>
                <mi mathvariant="normal">:</mi>
                <mi mathvariant="italic">tval</mi>
              </mrow>
            </mfrac>
          </mrow>
        </mtd>
      </mtr>
    </mtable>
    <annotation encoding="StarMath 5.0">env ▹ Set(els, type) drarrow lbrace v_i : i in els rbrace:type,
{}newline{}
lbrace v_i : i in els rbrace =  emptyset,
{}newline{}
{env ▹ type drarrow tval}
over 
{env ▹ SetMax(Set(els, type)) drarrow Unbound:tval}</annotation>
  </semantics>
</math>
</file>

<file path=Object 3/content.xml><?xml version="1.0" encoding="utf-8"?>
<math xmlns="http://www.w3.org/1998/Math/MathML" display="block">
  <semantics>
    <mfrac>
      <mrow>
        <mi mathvariant="italic">env</mi>
        <mi>▹</mi>
        <mrow>
          <mo fence="true" stretchy="false">(</mo>
          <mrow>
            <mrow>
              <mo stretchy="false">∀</mo>
              <mi>i</mi>
              <mi>.</mi>
              <mrow>
                <mi>i</mi>
                <mo stretchy="false">∈</mo>
                <mrow>
                  <mi mathvariant="italic">els</mi>
                  <mo stretchy="false">∧</mo>
                  <mi>i</mi>
                </mrow>
              </mrow>
              <mo stretchy="false">⇒</mo>
              <msub>
                <mi>v</mi>
                <mi>i</mi>
              </msub>
              <mi mathvariant="normal">:</mi>
              <mi mathvariant="italic">type</mi>
            </mrow>
          </mrow>
          <mo fence="true" stretchy="false">)</mo>
        </mrow>
      </mrow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space width="0.5em"/>
              <mi mathvariant="normal">:</mi>
              <mspace width="0.5em"/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</mfrac>
    <annotation encoding="StarMath 5.0">{
 env ▹ (forall i. i in els and i drarrow v_i:type)
} 
over 
{ env ▹ Set(els, type) drarrow 
	lbrace v_i `:` i in els rbrace:type 
}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 mathvariant="normal">:</mi>
                <mi mathvariant="italic">type</mi>
              </mrow>
              <mrow>
                <mi mathvariant="italic">env</mi>
                <mi>▹</mi>
                <mi mathvariant="italic">Remove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rm</mi>
                    </mrow>
                  </mrow>
                  <mo fence="true" stretchy="false">)</mo>
                </mrow>
                <mo stretchy="false">⇒</mo>
                <mrow>
                  <mrow>
                    <mo fence="true" stretchy="false">{</mo>
                    <mrow>
                      <mrow>
                        <msub>
                          <mi>v</mi>
                          <mi>i</mi>
                        </msub>
                        <mi mathvariant="normal">:</mi>
                        <mrow>
                          <mi>i</mi>
                          <mo stretchy="false">∈</mo>
                          <mi mathvariant="italic">els</mi>
                        </mrow>
                      </mrow>
                    </mrow>
                    <mo fence="true" stretchy="false">}</mo>
                  </mrow>
                  <mo stretchy="false">∖</mo>
                  <mrow>
                    <mo fence="true" stretchy="false">{</mo>
                    <mrow>
                      <mi>w</mi>
                    </mrow>
                    <mo fence="true" stretchy="false">}</mo>
                  </mrow>
                </mrow>
                <mi mathvariant="normal">:</mi>
                <mi mathvariant="italic">type</mi>
              </mrow>
            </mfrac>
          </mrow>
        </mtd>
      </mtr>
    </mtable>
    <annotation encoding="StarMath 5.0">env ▹ el drarrow w:type,
{  }newline{  }
{env ▹ Set(els, type) drarrow lbrace v_i : i in els rbrace:type} 
over 
{  env ▹ Remove(Set(els, type), rm) drarrow 
	lbrace v_i : i in els rbrace setminus  lbrace w rbrace:type
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 mathvariant="italic">env</mi>
                <mi>▹</mi>
                <mi mathvariant="italic">Set</mi>
                <mrow>
                  <mo fence="true" stretchy="false">(</mo>
                  <mrow>
                    <mrow>
                      <mi mathvariant="italic">els</mi>
                      <mi>,</mi>
                      <mi mathvariant="italic">type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 mathvariant="normal">:</mi>
                <mi mathvariant="italic">type</mi>
              </mrow>
              <mrow>
                <mi mathvariant="italic">env</mi>
                <mi>▹</mi>
                <mi mathvariant="italic">Insert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newel</mi>
                    </mrow>
                  </mrow>
                  <mo fence="true" stretchy="false">)</mo>
                </mrow>
                <mo stretchy="false">⇒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  <mi>U</mi>
                <mrow>
                  <mo fence="true" stretchy="false">{</mo>
                  <mrow>
                    <mi>w</mi>
                  </mrow>
                  <mo fence="true" stretchy="false">}</mo>
                </mrow>
                <mi mathvariant="normal">:</mi>
                <mi mathvariant="italic">type</mi>
              </mrow>
            </mfrac>
          </mrow>
        </mtd>
      </mtr>
    </mtable>
    <annotation encoding="StarMath 5.0">env ▹ el drarrow w:type,
{  }newline{  }
{env ▹ Set(els, type) drarrow lbrace v_i : i in els rbrace:type}
over 
{ env ▹ Insert(Set(els, type), newel) drarrow 
	lbrace v_i : i in els rbrace U lbrace w rbrace:type
}</annotation>
  </semantics>
</math>
</file>

<file path=Object 6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i mathvariant="normal">∅</mi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Bool</mi>
        <mrow>
          <mo fence="true" stretchy="false">(</mo>
          <mrow>
            <mi mathvariant="italic">true</mi>
          </mrow>
          <mo fence="true" stretchy="false">)</mo>
        </mrow>
      </mrow>
    </mfrac>
    <annotation encoding="StarMath 5.0">{ 
env ▹ Set(els, type) drarrow emptyset:type
} 
over 
{  env ▹ IsEmpty(Set(els, type)) drarrow Bool(true)
}</annotation>
  </semantics>
</math>
</file>

<file path=Object 7/content.xml><?xml version="1.0" encoding="utf-8"?>
<math xmlns="http://www.w3.org/1998/Math/MathML" display="block">
  <semantics>
    <mfrac>
      <mrow>
        <mi mathvariant="italic">env</mi>
        <mi>▹</mi>
        <mi mathvariant="italic">Set</mi>
        <mrow>
          <mo fence="true" stretchy="false">(</mo>
          <mrow>
            <mrow>
              <mi mathvariant="italic">els</mi>
              <mi>,</mi>
              <mi mathvariant="italic">type</mi>
            </mrow>
          </mrow>
          <mo fence="true" stretchy="false">)</mo>
        </mrow>
        <mo stretchy="false">⇒</mo>
        <mrow>
          <mo fence="true" stretchy="false">{</mo>
          <mrow>
            <mrow>
              <msub>
                <mi>v</mi>
                <mi>i</mi>
              </msub>
              <mi mathvariant="normal">:</mi>
              <mrow>
                <mi>i</mi>
                <mo stretchy="false">∈</mo>
                <mi mathvariant="italic">els</mi>
              </mrow>
            </mrow>
          </mrow>
          <mo fence="true" stretchy="false">}</mo>
        </mrow>
        <mi mathvariant="normal">:</mi>
        <mi mathvariant="italic">type</mi>
      </mrow>
      <mrow>
        <mi mathvariant="italic">env</mi>
        <mi>▹</mi>
        <mi mathvariant="italic">IsEmpty</mi>
        <mrow>
          <mo fence="true" stretchy="false">(</mo>
          <mrow>
            <mrow>
              <mi mathvariant="italic">Set</mi>
              <mrow>
                <mo fence="true" stretchy="false">(</mo>
                <mrow>
                  <mrow>
                    <mi mathvariant="italic">els</mi>
                    <mi>,</mi>
                    <mi mathvariant="italic">type</mi>
                  </mrow>
                </mrow>
                <mo fence="true" stretchy="false">)</mo>
              </mrow>
            </mrow>
          </mrow>
          <mo fence="true" stretchy="false">)</mo>
        </mrow>
        <mo stretchy="false">⇒</mo>
        <mi mathvariant="italic">Bool</mi>
        <mrow>
          <mo fence="true" stretchy="false">(</mo>
          <mrow>
            <mi mathvariant="italic">false</mi>
          </mrow>
          <mo fence="true" stretchy="false">)</mo>
        </mrow>
      </mrow>
    </mfrac>
    <annotation encoding="StarMath 5.0">{ 
env ▹ Set(els, type) drarrow lbrace v_i : i in els rbrace:type
} 
over 
{  env ▹ IsEmpty(Set(els, type)) drarrow Bool(false)
}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em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>w</mi>
                <mo stretchy="false">∈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true</mi>
                  </mrow>
                  <mo fence="true" stretchy="false">)</mo>
                </mrow>
              </mrow>
            </mfrac>
          </mrow>
        </mtd>
      </mtr>
    </mtable>
    <annotation encoding="StarMath 5.0">env ▹ elem drarrow w:type,
{}newline{}
env ▹ Set(els, type) drarrow lbrace v_i : i in els rbrace:type,
{}newline{}
{w in lbrace v_i : i in els rbrace}
over 
{env ▹ Contains(Set(els, type), elem) drarrow Bool(true)}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env</mi>
            <mi>▹</mi>
            <mi mathvariant="italic">elem</mi>
            <mo stretchy="false">⇒</mo>
            <mi>w</mi>
            <mi mathvariant="normal">:</mi>
            <mi mathvariant="italic">type</mi>
            <mi>,</mi>
            <mrow/>
          </mrow>
        </mtd>
      </mtr>
      <mtr>
        <mtd>
          <mrow>
            <mrow/>
            <mi mathvariant="italic">env</mi>
            <mi>▹</mi>
            <mi mathvariant="italic">Set</mi>
            <mrow>
              <mo fence="true" stretchy="false">(</mo>
              <mrow>
                <mrow>
                  <mi mathvariant="italic">els</mi>
                  <mi>,</mi>
                  <mi mathvariant="italic">type</mi>
                </mrow>
              </mrow>
              <mo fence="true" stretchy="false">)</mo>
            </mrow>
            <mo stretchy="false">⇒</mo>
            <mrow>
              <mo fence="true" stretchy="false">{</mo>
              <mrow>
                <mrow>
                  <msub>
                    <mi>v</mi>
                    <mi>i</mi>
                  </msub>
                  <mi mathvariant="normal">:</mi>
                  <mrow>
                    <mi>i</mi>
                    <mo stretchy="false">∈</mo>
                    <mi mathvariant="italic">els</mi>
                  </mrow>
                </mrow>
              </mrow>
              <mo fence="true" stretchy="false">}</mo>
            </mrow>
            <mi mathvariant="normal">:</mi>
            <mi mathvariant="italic">type</mi>
            <mi>,</mi>
            <mrow/>
          </mrow>
        </mtd>
      </mtr>
      <mtr>
        <mtd>
          <mrow>
            <mrow/>
            <mfrac>
              <mrow>
                <mi>w</mi>
                <mo stretchy="false">∉</mo>
                <mrow>
                  <mo fence="true" stretchy="false">{</mo>
                  <mrow>
                    <mrow>
                      <msub>
                        <mi>v</mi>
                        <mi>i</mi>
                      </msub>
                      <mi mathvariant="normal">:</mi>
                      <mrow>
                        <mi>i</mi>
                        <mo stretchy="false">∈</mo>
                        <mi mathvariant="italic">els</mi>
                      </mrow>
                    </mrow>
                  </mrow>
                  <mo fence="true" stretchy="false">}</mo>
                </mrow>
              </mrow>
              <mrow>
                <mi mathvariant="italic">env</mi>
                <mi>▹</mi>
                <mi mathvariant="italic">Contains</mi>
                <mrow>
                  <mo fence="true" stretchy="false">(</mo>
                  <mrow>
                    <mrow>
                      <mi mathvariant="italic">Set</mi>
                      <mrow>
                        <mo fence="true" stretchy="false">(</mo>
                        <mrow>
                          <mrow>
                            <mi mathvariant="italic">els</mi>
                            <mi>,</mi>
                            <mi mathvariant="italic">type</mi>
                          </mrow>
                        </mrow>
                        <mo fence="true" stretchy="false">)</mo>
                      </mrow>
                      <mi>,</mi>
                      <mi mathvariant="italic">elem</mi>
                    </mrow>
                  </mrow>
                  <mo fence="true" stretchy="false">)</mo>
                </mrow>
                <mo stretchy="false">⇒</mo>
                <mi mathvariant="italic">Bool</mi>
                <mrow>
                  <mo fence="true" stretchy="false">(</mo>
                  <mrow>
                    <mi mathvariant="italic">false</mi>
                  </mrow>
                  <mo fence="true" stretchy="false">)</mo>
                </mrow>
              </mrow>
            </mfrac>
          </mrow>
        </mtd>
      </mtr>
    </mtable>
    <annotation encoding="StarMath 5.0">env ▹ elem drarrow w:type,
{}newline{}
env ▹ Set(els, type) drarrow lbrace v_i : i in els rbrace:type,
{}newline{}
{w notin lbrace v_i : i in els rbrace} 
over 
{env ▹ Contains(Set(els, type), elem) drarrow Bool(false)}</annotation>
  </semantics>
</math>
</file>